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263938D.jpg" manifest:media-type="image/jpeg"/>
  <manifest:file-entry manifest:full-path="Pictures/100000000000025A000002123E659716.png" manifest:media-type="image/png"/>
  <manifest:file-entry manifest:full-path="Pictures/10000000000002390000010E1F1AB87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Standard">
      <style:text-properties officeooo:paragraph-rsid="0006ca38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fo:color="#575553" loext:opacity="100%" style:font-name="system-ui" fo:font-size="12pt" fo:letter-spacing="normal" fo:font-style="normal" fo:font-weight="normal" officeooo:paragraph-rsid="00257643"/>
    </style:style>
    <style:style style:name="P8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9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0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1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2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3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4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5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2e223d"/>
    </style:style>
    <style:style style:name="P19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0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officeooo:rsid="002961a2" officeooo:paragraph-rsid="0020d870"/>
    </style:style>
    <style:style style:name="P21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2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3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4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5" style:family="paragraph" style:parent-style-name="Heading_20_3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officeooo:rsid="002961a2" officeooo:paragraph-rsid="0020d870"/>
    </style:style>
    <style:style style:name="P26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27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28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29" style:family="paragraph" style:parent-style-name="Text_20_body" style:list-style-name="L2"/>
    <style:style style:name="P30" style:family="paragraph" style:parent-style-name="Text_20_body" style:list-style-name="L2">
      <style:paragraph-properties fo:margin-top="0cm" fo:margin-bottom="0cm" style:contextual-spacing="false"/>
    </style:style>
    <style:style style:name="P31" style:family="paragraph" style:parent-style-name="Text_20_body" style:list-style-name="L3"/>
    <style:style style:name="P32" style:family="paragraph" style:parent-style-name="Text_20_body" style:list-style-name="L3">
      <style:paragraph-properties fo:margin-top="0cm" fo:margin-bottom="0cm" style:contextual-spacing="false"/>
    </style:style>
    <style:style style:name="P33" style:family="paragraph" style:parent-style-name="Text_20_body" style:list-style-name="L4"/>
    <style:style style:name="P34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fo:font-variant="normal" fo:text-transform="none" fo:color="#515151" loext:opacity="100%" style:font-name="Arial1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4" style:family="text">
      <style:text-properties fo:font-variant="normal" fo:text-transform="none" fo:color="#515151" loext:opacity="100%" style:font-name="Arial1" fo:font-size="12pt" fo:letter-spacing="normal" fo:font-style="normal" fo:background-color="transparent" loext:char-shading-value="0" style:font-size-asian="12pt" style:font-size-complex="12pt" loext:padding="0cm" loext:border="none"/>
    </style:style>
    <style:style style:name="T15" style:family="text">
      <style:text-properties officeooo:rsid="000ca595"/>
    </style:style>
    <style:style style:name="T16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17" style:family="text">
      <style:text-properties officeooo:rsid="000d3009"/>
    </style:style>
    <style:style style:name="T18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T19" style:family="text">
      <style:text-properties fo:font-weight="normal" loext:padding="0cm" loext:border="none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">Nombre del a</text:span>lumno-<text:span text:style-name="T2">a</text:span>: </text:p>
      <text:p text:style-name="P17">N<text:span text:style-name="T3">ombre del alumno-a</text:span></text:p>
      <text:section text:style-name="Sect1" text:name="Sección1">
        <text:p text:style-name="P14"/>
      </text:section>
      <text:section text:style-name="Sect1" text:name="Sección4">
        <text:p text:style-name="P15"><text:s text:c="3"/>NOTA: Antes de nada, cumplimentar el nombre <text:span text:style-name="T4">completo</text:span> del alumno -<text:span text:style-name="T2">a</text:span> <text:s text:c="2"/></text:p>
      </text:section>
      <text:p text:style-name="P16"/>
      <text:p text:style-name="P9">OBJETIVOS</text:p>
      <text:p text:style-name="P10"/>
      <text:p text:style-name="P11">- <text:span text:style-name="T2">Conocer y habituarse a la metodología de trabajo, así como la plataforma CAMPUS DE LAS ENSEÑANZAS PROFESIONALES</text:span></text:p>
      <text:p text:style-name="P12"><text:span text:style-name="T2">- </text:span><text:span text:style-name="A1"><text:span text:style-name="T18">Selecciona las arquitecturas y tecnologías de programación sobre clientes Web, identificando y analizando las capacidades y características de cada una. </text:span></text:span><text:span text:style-name="A1"><text:span text:style-name="T16">. </text:span></text:span></text:p>
      <text:p text:style-name="P6">RECURSOS</text:p>
      <text:list text:style-name="L1">
        <text:list-header>
          <text:h text:style-name="P22" text:outline-level="1"/>
        </text:list-header>
        <text:list-item>
          <text:h text:style-name="P23" text:outline-level="1"><text:span text:style-name="T6">E</text:span><text:span text:style-name="T5">l equipo de aula asignado al propio alumno.</text:span></text:h>
        </text:list-item>
        <text:list-item>
          <text:h text:style-name="P24" text:outline-level="1">Carpeta compartida <text:span text:style-name="T17">DEW</text:span> en el equipo del profesor y accesible por red local.</text:h>
        </text:list-item>
        <text:list-item>
          <text:p text:style-name="P26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27">Software d<text:span text:style-name="T15">e desarrollo.</text:span></text:p>
        </text:list-item>
        <text:list-item>
          <text:p text:style-name="P28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3"/>
      <text:h text:style-name="P25" text:outline-level="3"><text:span text:style-name="Strong_20_Emphasis">Sistema de Gestión de una Biblioteca</text:span></text:h>
      <text:p text:style-name="Text_20_body"><text:span text:style-name="Strong_20_Emphasis">Descripción:</text:span></text:p>
      <text:p text:style-name="Text_20_body">Crea un programa en JavaScript para gestionar los libros de una biblioteca. El sistema debe usar <text:span text:style-name="Strong_20_Emphasis">clases</text:span> para representar diferentes entidades y sus relaciones. Debe incluir las siguientes funcionalidades:</text:p>
      <text:list text:style-name="L4">
        <text:list-item>
          <text:p text:style-name="P33"><text:span text:style-name="Strong_20_Emphasis">Clase </text:span><text:span text:style-name="Strong_20_Emphasis"><text:span text:style-name="Source_20_Text">Libro</text:span></text:span>:</text:p>
          <text:list>
            <text:list-item>
              <text:p text:style-name="P34">Propiedades: <text:span text:style-name="Source_20_Text">titulo</text:span>, <text:span text:style-name="Source_20_Text">autor</text:span>, <text:span text:style-name="Source_20_Text">anio</text:span>, <text:span text:style-name="Source_20_Text">prestado</text:span> (por defecto, <text:span text:style-name="Source_20_Text">false</text:span>).</text:p>
            </text:list-item>
            <text:list-item>
              <text:p text:style-name="P34">Métodos:</text:p>
              <text:list>
                <text:list-item>
                  <text:p text:style-name="P34"><text:span text:style-name="Source_20_Text">prestar()</text:span>: Cambia el estado de <text:span text:style-name="Source_20_Text">prestado</text:span> a <text:span text:style-name="Source_20_Text">true</text:span>.</text:p>
                </text:list-item>
                <text:list-item>
                  <text:p text:style-name="P34"><text:span text:style-name="Source_20_Text">devolver()</text:span>: Cambia el estado de <text:span text:style-name="Source_20_Text">prestado</text:span> a <text:span text:style-name="Source_20_Text">false</text:span>.</text:p>
                </text:list-item>
              </text:list>
            </text:list-item>
          </text:list>
        </text:list-item>
        <text:list-item>
          <text:p text:style-name="P33"><text:span text:style-name="Strong_20_Emphasis">Clase </text:span><text:span text:style-name="Strong_20_Emphasis"><text:span text:style-name="Source_20_Text">Biblioteca</text:span></text:span>:</text:p>
          <text:list>
            <text:list-item>
              <text:p text:style-name="P34">Propiedades: <text:span text:style-name="Source_20_Text">nombre</text:span> (nombre de la biblioteca), <text:span text:style-name="Source_20_Text">libros</text:span> (lista de objetos <text:span text:style-name="Source_20_Text">Libro</text:span>).</text:p>
            </text:list-item>
            <text:list-item>
              <text:p text:style-name="P34">Métodos:</text:p>
              <text:list>
                <text:list-item>
                  <text:p text:style-name="P34"><text:span text:style-name="Source_20_Text">agregarLibro(libro)</text:span>: Agrega un libro a la lista.</text:p>
                </text:list-item>
                <text:list-item>
                  <text:p text:style-name="P34"><text:span text:style-name="Source_20_Text">eliminarLibro(titulo)</text:span>: Elimina un libro por su título.</text:p>
                </text:list-item>
                <text:list-item>
                  <text:p text:style-name="P34"><text:span text:style-name="Source_20_Text">listarLibrosDisponibles()</text:span>: Devuelve una lista de libros que no están prestados.</text:p>
                </text:list-item>
                <text:list-item>
                  <text:p text:style-name="P34"><text:span text:style-name="Source_20_Text">buscarLibro(titulo)</text:span>: Busca un libro por título y devuelve su información.</text:p>
                </text:list-item>
              </text:list>
            </text:list-item>
          </text:list>
        </text:list-item>
        <text:list-item>
          <text:p text:style-name="P33">Implementa un flujo principal donde:</text:p>
          <text:list>
            <text:list-item>
              <text:p text:style-name="P34">Se creen algunos libros.</text:p>
            </text:list-item>
            <text:list-item>
              <text:p text:style-name="P34">Se agreguen a una biblioteca.</text:p>
            </text:list-item>
            <text:list-item>
              <text:p text:style-name="P33">Se usen las funcionalidades de prestar, devolver, buscar y listar libros disponibles.</text:p>
            </text:list-item>
          </text:list>
        </text:list-item>
      </text:list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draw:gradient draw:name="Sunburst" draw:style="radial" draw:cx="30%" draw:cy="30%" draw:start-color="#800000" draw:end-color="#ffff00" draw:start-intensity="100%" draw:end-intensity="100%" draw:border="20%">
      <loext:gradient-stop svg:offset="0" loext:color-type="rgb" loext:color-value="#800000"/>
      <loext:gradient-stop svg:offset="1" loext:color-type="rgb" loext:color-value="#ffff00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2" style:family="paragraph" style:parent-style-name="Header">
      <style:text-properties officeooo:paragraph-rsid="0006ca38"/>
    </style:style>
    <style:style style:name="MP3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P7" style:family="paragraph" style:parent-style-name="Standard">
      <style:text-properties officeooo:paragraph-rsid="0006ca38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<draw:frame draw:style-name="Mfr1" draw:name="Imagen5" text:anchor-type="paragraph" svg:x="1.901cm" svg:y="0.33cm" svg:width="1.501cm" svg:height="1.323cm" draw:z-index="1"><draw:image xlink:href="Pictures/100000000000097C0000085EA263938D.jpg" xlink:type="simple" xlink:show="embed" xlink:actuate="onLoad" draw:mime-type="image/jpeg"/></draw:frame><draw:frame draw:style-name="Mfr2" draw:name="Imagen6" text:anchor-type="paragraph" svg:x="0cm" svg:y="0.321cm" svg:width="1.448cm" svg:height="1.274cm" draw:z-index="3"><draw:image xlink:href="Pictures/100000000000025A000002123E659716.png" xlink:type="simple" xlink:show="embed" xlink:actuate="onLoad" draw:mime-type="image/png"/></draw:frame></text:p>
            </table:table-cell>
            <table:table-cell table:style-name="Tabla1.A1" office:value-type="string">
              <text:p text:style-name="MP2"/>
            </table:table-cell>
            <table:table-cell table:style-name="Tabla1.A1" office:value-type="string">
              <text:section text:style-name="MSect1" text:name="Sección2">
                <text:p text:style-name="MP3"><text:span text:style-name="MT1">ACTIVIDADES </text:span>2A DAW-DEW</text:p>
                <text:p text:style-name="MP4"/>
                <text:h text:style-name="MP5" text:outline-level="1"><text:bookmark text:name="yui_3_17_2_1_1664888253031_1142"/>DESARROLLO WEB EN ENTORNO CLIENTE(DEW)</text:h>
                <text:p text:style-name="MP4"/>
              </text:section>
            </table:table-cell>
            <table:table-cell table:style-name="Tabla1.D1" office:value-type="string">
              <text:p text:style-name="MP6"><draw:frame draw:style-name="Mfr2" draw:name="Imagen7" text:anchor-type="paragraph" svg:x="0cm" svg:y="0.318cm" svg:width="2.621cm" svg:height="1.244cm" draw:z-index="5"><draw:image xlink:href="Pictures/10000000000002390000010E1F1AB872.jpg" xlink:type="simple" xlink:show="embed" xlink:actuate="onLoad" draw:mime-type="image/jpeg"/></draw:frame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4-11-10T16:46:04.086000000</dc:date>
    <meta:editing-duration>PT1H56M48S</meta:editing-duration>
    <meta:editing-cycles>32</meta:editing-cycles>
    <meta:generator>LibreOffice/24.2.5.2$Windows_X86_64 LibreOffice_project/bffef4ea93e59bebbeaf7f431bb02b1a39ee8a59</meta:generator>
    <meta:document-statistic meta:table-count="1" meta:image-count="3" meta:object-count="0" meta:page-count="2" meta:paragraph-count="34" meta:word-count="285" meta:character-count="1827" meta:non-whitespace-character-count="1589"/>
  </office:meta>
</office:document-meta>
</file>